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200000034E03D025FBDEDF2F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style:font-name="Times New Roman" fo:font-size="13pt" officeooo:rsid="00185438" officeooo:paragraph-rsid="00185438" style:font-size-asian="13pt" style:font-size-complex="13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3pt" officeooo:rsid="00041a05" officeooo:paragraph-rsid="00163f62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3pt" officeooo:rsid="00041a05" officeooo:paragraph-rsid="00041a05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3pt" officeooo:rsid="000ef95d" officeooo:paragraph-rsid="000ef95d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3pt" officeooo:rsid="00053348" officeooo:paragraph-rsid="0013d96f" style:font-size-asian="13pt" style:font-size-complex="13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3pt" officeooo:rsid="000a86a9" officeooo:paragraph-rsid="000a86a9" style:font-size-asian="13pt" style:font-size-complex="13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3pt" officeooo:rsid="0006b716" officeooo:paragraph-rsid="000ef95d" style:font-size-asian="13pt" style:font-size-complex="13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3pt" officeooo:rsid="000bec43" officeooo:paragraph-rsid="000bec43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3pt" officeooo:rsid="00073de1" officeooo:paragraph-rsid="00073de1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3pt" officeooo:rsid="00163f62" officeooo:paragraph-rsid="00163f62" style:font-size-asian="13pt" style:font-size-complex="13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3pt" officeooo:rsid="0013d96f" officeooo:paragraph-rsid="0013d96f" style:font-size-asian="13pt" style:font-size-complex="13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3pt" style:font-size-asian="13pt" style:font-size-complex="13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3pt" fo:language="pt" fo:country="BR" style:font-size-asian="13pt" style:font-size-complex="13pt"/>
    </style:style>
    <style:style style:name="P14" style:family="paragraph" style:parent-style-name="Horizontal_20_Line">
      <style:text-properties style:font-name="Times New Roman" fo:font-size="13pt" style:font-size-asian="13pt" style:font-size-complex="13pt"/>
    </style:style>
    <style:style style:name="P15" style:family="paragraph" style:parent-style-name="Horizontal_20_Line">
      <style:paragraph-properties fo:text-align="justify" style:justify-single-word="false"/>
      <style:text-properties style:font-name="Times New Roman" fo:font-size="13pt" style:font-size-asian="13pt" style:font-size-complex="13pt"/>
    </style:style>
    <style:style style:name="P16" style:family="paragraph" style:parent-style-name="Standard">
      <style:paragraph-properties fo:text-align="justify" style:justify-single-word="false"/>
      <style:text-properties style:text-position="0% 100%" style:font-name="Times New Roman" fo:font-size="13pt" officeooo:rsid="00053348" officeooo:paragraph-rsid="00053348" style:font-size-asian="13pt" style:font-size-complex="13pt"/>
    </style:style>
    <style:style style:name="P17" style:family="paragraph" style:parent-style-name="Standard">
      <style:paragraph-properties fo:text-align="justify" style:justify-single-word="false"/>
      <style:text-properties style:text-position="0% 100%" style:font-name="Times New Roman" fo:font-size="13pt" officeooo:rsid="00053348" officeooo:paragraph-rsid="0013d96f" style:font-size-asian="13pt" style:font-size-complex="13pt"/>
    </style:style>
    <style:style style:name="P18" style:family="paragraph" style:parent-style-name="Standard">
      <style:paragraph-properties fo:text-align="justify" style:justify-single-word="false"/>
      <style:text-properties style:text-position="0% 100%" style:font-name="Times New Roman" fo:font-size="13pt" officeooo:rsid="000bbce9" officeooo:paragraph-rsid="000bec43" style:font-size-asian="13pt" style:font-size-complex="13pt"/>
    </style:style>
    <style:style style:name="P19" style:family="paragraph" style:parent-style-name="Standard">
      <style:paragraph-properties fo:text-align="justify" style:justify-single-word="false"/>
      <style:text-properties style:text-position="0% 100%" style:font-name="Times New Roman" fo:font-size="13pt" officeooo:rsid="0006b716" officeooo:paragraph-rsid="00053348" style:font-size-asian="13pt" style:font-size-complex="13pt"/>
    </style:style>
    <style:style style:name="P20" style:family="paragraph" style:parent-style-name="Standard">
      <style:paragraph-properties fo:text-align="justify" style:justify-single-word="false"/>
      <style:text-properties style:text-position="0% 100%" style:font-name="Times New Roman" fo:font-size="13pt" officeooo:rsid="0006b716" officeooo:paragraph-rsid="0006b716" style:font-size-asian="13pt" style:font-size-complex="13pt"/>
    </style:style>
    <style:style style:name="P21" style:family="paragraph" style:parent-style-name="Standard">
      <style:paragraph-properties fo:text-align="justify" style:justify-single-word="false"/>
      <style:text-properties style:text-position="0% 100%" style:font-name="Times New Roman" fo:font-size="13pt" officeooo:rsid="000bec43" officeooo:paragraph-rsid="000bec43" style:font-size-asian="13pt" style:font-size-complex="13pt"/>
    </style:style>
    <style:style style:name="P22" style:family="paragraph" style:parent-style-name="Standard">
      <style:paragraph-properties fo:text-align="justify" style:justify-single-word="false"/>
      <style:text-properties style:text-position="0% 100%" style:font-name="Times New Roman" fo:font-size="13pt" officeooo:rsid="0013d96f" officeooo:paragraph-rsid="0013d96f" style:font-size-asian="13pt" style:font-size-complex="13pt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Times New Roman" fo:font-size="13pt" officeooo:rsid="000bbce9" officeooo:paragraph-rsid="000bbce9" style:font-size-asian="13pt" style:font-size-complex="13pt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Times New Roman" fo:font-size="13pt" officeooo:paragraph-rsid="000bec43" style:font-size-asian="13pt" style:font-size-complex="13pt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3pt" officeooo:rsid="00170c49" officeooo:paragraph-rsid="001b33b9" style:font-size-asian="13pt" style:font-size-complex="13pt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3pt" fo:language="pt" fo:country="BR" style:font-size-asian="13pt" style:font-size-complex="13pt"/>
    </style:style>
    <style:style style:name="P27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Times New Roman" fo:font-size="13pt" officeooo:rsid="0011405c" officeooo:paragraph-rsid="000ef95d" style:font-size-asian="13pt" style:font-size-complex="13pt"/>
    </style:style>
    <style:style style:name="P28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Times New Roman" fo:font-size="13pt" officeooo:rsid="0013984c" officeooo:paragraph-rsid="0013984c" style:font-size-asian="13pt" style:font-size-complex="13pt"/>
    </style:style>
    <style:style style:name="P29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Times New Roman" fo:font-size="13pt" officeooo:rsid="00163f62" officeooo:paragraph-rsid="00163f62" style:font-size-asian="13pt" style:font-size-complex="13pt"/>
    </style:style>
    <style:style style:name="P30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Times New Roman" fo:font-size="13pt" officeooo:rsid="0013d96f" officeooo:paragraph-rsid="0013d96f" style:font-size-asian="13pt" style:font-size-complex="13pt"/>
    </style:style>
    <style:style style:name="P31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Times New Roman" fo:font-size="13pt" officeooo:rsid="00053348" officeooo:paragraph-rsid="0013d96f" style:font-size-asian="13pt" style:font-size-complex="13pt"/>
    </style:style>
    <style:style style:name="P32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Courier New" fo:font-size="11pt" fo:language="pt" fo:country="BR" officeooo:rsid="00163f62" officeooo:paragraph-rsid="00163f62" style:font-size-asian="11pt" style:font-size-complex="13pt"/>
    </style:style>
    <style:style style:name="P33" style:family="paragraph" style:parent-style-name="Standard" style:list-style-name="L2">
      <style:paragraph-properties fo:text-align="justify" style:justify-single-word="false"/>
      <style:text-properties officeooo:paragraph-rsid="000bec43"/>
    </style:style>
    <style:style style:name="P34" style:family="paragraph" style:parent-style-name="Standard" style:list-style-name="L1">
      <style:paragraph-properties fo:text-align="justify" style:justify-single-word="false"/>
      <style:text-properties officeooo:paragraph-rsid="000bbce9"/>
    </style:style>
    <style:style style:name="P35" style:family="paragraph" style:parent-style-name="Standard">
      <style:paragraph-properties fo:text-align="justify" style:justify-single-word="false" fo:break-before="page"/>
      <style:text-properties style:font-name="Times New Roman" fo:font-size="13pt" fo:language="pt" fo:country="BR" officeooo:rsid="00163f62" officeooo:paragraph-rsid="00163f62" style:font-size-asian="13pt" style:font-size-complex="13pt"/>
    </style:style>
    <style:style style:name="P36" style:family="paragraph" style:parent-style-name="Horizontal_20_Line">
      <style:text-properties style:font-name="Times New Roman" fo:font-size="13pt" officeooo:paragraph-rsid="001eff3d" style:font-size-asian="13pt" style:font-size-complex="13pt"/>
    </style:style>
    <style:style style:name="P37" style:family="paragraph" style:parent-style-name="Text_20_body">
      <style:text-properties style:font-name="Times New Roman" fo:font-size="13pt" officeooo:rsid="00185438" officeooo:paragraph-rsid="00185438" style:font-size-asian="13pt" style:font-size-complex="13pt"/>
    </style:style>
    <style:style style:name="P38" style:family="paragraph" style:parent-style-name="Text_20_body">
      <style:text-properties style:font-name="Times New Roman" fo:font-size="13pt" officeooo:rsid="001b33b9" officeooo:paragraph-rsid="001b33b9" style:font-size-asian="13pt" style:font-size-complex="13pt"/>
    </style:style>
    <style:style style:name="P39" style:family="paragraph" style:parent-style-name="Text_20_body">
      <style:text-properties style:text-position="0% 100%" style:font-name="Times New Roman" fo:font-size="13pt" officeooo:rsid="0013d96f" officeooo:paragraph-rsid="001b33b9" style:font-size-asian="13pt" style:font-size-complex="13pt"/>
    </style:style>
    <style:style style:name="P40" style:family="paragraph" style:parent-style-name="Text_20_body">
      <style:paragraph-properties fo:margin-top="0cm" fo:margin-bottom="0cm" loext:contextual-spacing="false"/>
      <style:text-properties style:font-name="Times New Roman" fo:font-size="13pt" officeooo:rsid="00185438" officeooo:paragraph-rsid="001eff3d" style:font-size-asian="13pt" style:font-size-complex="13pt"/>
    </style:style>
    <style:style style:name="P41" style:family="paragraph" style:parent-style-name="Text_20_body">
      <style:paragraph-properties fo:margin-top="0cm" fo:margin-bottom="0cm" loext:contextual-spacing="false"/>
      <style:text-properties style:font-name="Times New Roman" fo:font-size="13pt" officeooo:rsid="001eff3d" officeooo:paragraph-rsid="001eff3d" style:font-size-asian="13pt" style:font-size-complex="13pt"/>
    </style:style>
    <style:style style:name="T1" style:family="text">
      <style:text-properties officeooo:rsid="00053348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text-underline-style="none" officeooo:rsid="001d0f07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73de1"/>
    </style:style>
    <style:style style:name="T6" style:family="text">
      <style:text-properties style:text-position="0% 100%" officeooo:rsid="000bbce9"/>
    </style:style>
    <style:style style:name="T7" style:family="text">
      <style:text-properties style:text-position="0% 100%" officeooo:rsid="000bec43"/>
    </style:style>
    <style:style style:name="T8" style:family="text">
      <style:text-properties style:text-position="0% 100%" officeooo:rsid="000ef95d"/>
    </style:style>
    <style:style style:name="T9" style:family="text">
      <style:text-properties style:text-position="0% 100%" officeooo:rsid="001011f3"/>
    </style:style>
    <style:style style:name="T10" style:family="text">
      <style:text-properties style:text-position="0% 100%" officeooo:rsid="0011405c"/>
    </style:style>
    <style:style style:name="T11" style:family="text">
      <style:text-properties style:text-position="0% 100%" officeooo:rsid="00053348"/>
    </style:style>
    <style:style style:name="T12" style:family="text">
      <style:text-properties style:text-position="0% 100%" style:font-name="Times New Roman" fo:font-size="13pt" officeooo:rsid="000bbce9" style:font-size-asian="13pt" style:font-size-complex="13pt"/>
    </style:style>
    <style:style style:name="T13" style:family="text">
      <style:text-properties style:text-position="sub 58%"/>
    </style:style>
    <style:style style:name="T14" style:family="text">
      <style:text-properties style:text-position="sub 58%" officeooo:rsid="0008c6da"/>
    </style:style>
    <style:style style:name="T15" style:family="text">
      <style:text-properties officeooo:rsid="00073de1"/>
    </style:style>
    <style:style style:name="T16" style:family="text">
      <style:text-properties style:text-line-through-style="none" style:text-line-through-type="none" style:text-position="sub 58%"/>
    </style:style>
    <style:style style:name="T17" style:family="text">
      <style:text-properties style:text-line-through-style="none" style:text-line-through-type="none" style:text-position="sub 58%" officeooo:rsid="0011405c"/>
    </style:style>
    <style:style style:name="T18" style:family="text">
      <style:text-properties style:text-line-through-style="none" style:text-line-through-type="none" style:text-position="sub 58%" officeooo:rsid="0011a2fd"/>
    </style:style>
    <style:style style:name="T19" style:family="text">
      <style:text-properties style:text-line-through-style="none" style:text-line-through-type="none" style:text-position="sub 58%" officeooo:rsid="0013984c"/>
    </style:style>
    <style:style style:name="T20" style:family="text">
      <style:text-properties style:text-line-through-style="none" style:text-line-through-type="none" style:text-position="0% 100%"/>
    </style:style>
    <style:style style:name="T21" style:family="text">
      <style:text-properties style:text-line-through-style="none" style:text-line-through-type="none" style:text-position="0% 100%" officeooo:rsid="001011f3"/>
    </style:style>
    <style:style style:name="T22" style:family="text">
      <style:text-properties style:text-line-through-style="none" style:text-line-through-type="none" style:text-position="0% 100%" officeooo:rsid="0011405c"/>
    </style:style>
    <style:style style:name="T23" style:family="text">
      <style:text-properties style:text-line-through-style="none" style:text-line-through-type="none" style:text-position="0% 100%" officeooo:rsid="0011a2fd"/>
    </style:style>
    <style:style style:name="T24" style:family="text">
      <style:text-properties style:text-line-through-style="none" style:text-line-through-type="none" style:text-position="0% 100%" officeooo:rsid="0013984c"/>
    </style:style>
    <style:style style:name="T25" style:family="text">
      <style:text-properties style:text-line-through-style="none" style:text-line-through-type="none" style:text-position="0% 100%" officeooo:rsid="00053348"/>
    </style:style>
    <style:style style:name="T26" style:family="text">
      <style:text-properties style:text-line-through-style="none" style:text-line-through-type="none" style:text-position="0% 100%" officeooo:rsid="00073de1"/>
    </style:style>
    <style:style style:name="T27" style:family="text">
      <style:text-properties style:text-line-through-style="none" style:text-line-through-type="none" style:text-position="0% 100%" fo:language="pt" fo:country="BR"/>
    </style:style>
    <style:style style:name="T28" style:family="text">
      <style:text-properties style:text-line-through-style="none" style:text-line-through-type="none" style:text-position="0% 100%" fo:language="pt" fo:country="BR" officeooo:rsid="001b33b9"/>
    </style:style>
    <style:style style:name="T29" style:family="text">
      <style:text-properties style:text-line-through-style="none" style:text-line-through-type="none" style:text-position="0% 100%" officeooo:rsid="00185438"/>
    </style:style>
    <style:style style:name="T30" style:family="text">
      <style:text-properties style:text-line-through-style="none" style:text-line-through-type="none" style:text-position="0% 100%" officeooo:rsid="0018a2ca"/>
    </style:style>
    <style:style style:name="T31" style:family="text">
      <style:text-properties style:text-line-through-style="none" style:text-line-through-type="none" style:text-position="0% 100%" officeooo:rsid="001b33b9"/>
    </style:style>
    <style:style style:name="T32" style:family="text">
      <style:text-properties officeooo:rsid="0013d96f"/>
    </style:style>
    <style:style style:name="T33" style:family="text">
      <style:text-properties fo:language="pt" fo:country="BR"/>
    </style:style>
    <style:style style:name="T34" style:family="text">
      <style:text-properties fo:language="pt" fo:country="BR" officeooo:rsid="00170c49"/>
    </style:style>
    <style:style style:name="T35" style:family="text">
      <style:text-properties officeooo:rsid="0018a2ca"/>
    </style:style>
    <style:style style:name="T36" style:family="text">
      <style:text-properties officeooo:rsid="001b33b9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underline-style="solid" style:text-underline-width="auto" style:text-underline-color="font-color" officeooo:rsid="001d0f07"/>
    </style:style>
    <style:style style:name="T39" style:family="text">
      <style:text-properties style:text-underline-style="none"/>
    </style:style>
    <style:style style:name="T40" style:family="text">
      <style:text-properties style:text-underline-style="none" officeooo:rsid="001d0f07"/>
    </style:style>
    <style:style style:name="T41" style:family="text">
      <style:text-properties style:text-underline-style="none" officeooo:rsid="001d8cda"/>
    </style:style>
    <style:style style:name="T42" style:family="text">
      <style:text-properties style:text-underline-style="none" officeooo:rsid="001eff3d"/>
    </style:style>
    <style:style style:name="T43" style:family="text">
      <style:text-properties style:font-name="Times New Roman1" style:text-underline-style="none" officeooo:rsid="001d0f07"/>
    </style:style>
    <style:style style:name="T44" style:family="text">
      <style:text-properties officeooo:rsid="001eff3d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tra A:</text:p>
      <text:p text:style-name="P4"/>
      <text:p text:style-name="P2">Desenvolvimento </text:p>
      <text:p text:style-name="P4"/>
      <text:p text:style-name="P4">Ideia para o desenvolvimento do algoritmo</text:p>
      <text:p text:style-name="P3"/>
      <text:p text:style-name="P3"><text:tab/>X é o tempo entre a chegada de dois clientes consecutivos e tem como média u = 10 ( E[X] = 10 ).</text:p>
      <text:p text:style-name="P3"><text:tab/>Y é o tempo <text:span text:style-name="T1">de atendimento de um cliente </text:span>e tem como média l = 5 ( E[X] = 5 ).</text:p>
      <text:p text:style-name="P3">Sendo assim, <text:span text:style-name="T1">X ~ exponencial (1/10) e Y ~ exponencial(1/5).</text:span></text:p>
      <text:p text:style-name="P16"/>
      <text:p text:style-name="P6"><text:span text:style-name="T4"><text:tab/>Para calcular o tempo de entrada na estação de serviço </text:span><text:span text:style-name="T10">ed</text:span><text:span text:style-name="T4"> k-esimo cliente, usaremos uma simulação do modelo exponencial </text:span><text:span text:style-name="T6">seguindo o seguinte algoritmo:</text:span></text:p>
      <text:list xml:id="list2613060186" text:style-name="L1">
        <text:list-item>
          <text:p text:style-name="P34"><text:span text:style-name="T12">Gerar uma variável aleatória U com distribuição uniforme [0,1]</text:span></text:p>
        </text:list-item>
        <text:list-item>
          <text:p text:style-name="P23"><text:span text:style-name="T4">Aplicar a fórmula X = -10 * ln(U) </text:span><text:span text:style-name="T7">= - E[X] * ln(U)</text:span></text:p>
        </text:list-item>
      </text:list>
      <text:p text:style-name="P19"/>
      <text:p text:style-name="P21"><text:tab/>O tempo de atendimento do k-ésimo cliente também será calculado usando uma simulação para a variável aleatória Y:</text:p>
      <text:list xml:id="list2091224602" text:style-name="L2">
        <text:list-item>
          <text:p text:style-name="P33"><text:span text:style-name="T12">Gerar uma variável aleatória U com distribuição uniforme [0,1]</text:span></text:p>
        </text:list-item>
        <text:list-item>
          <text:p text:style-name="P24"><text:span text:style-name="T6">Aplicar a fórmula </text:span><text:span text:style-name="T7">Y</text:span><text:span text:style-name="T6"> = - </text:span><text:span text:style-name="T7">5</text:span><text:span text:style-name="T6"> ln(U) </text:span><text:span text:style-name="T7">= - E[X] * ln(U)</text:span></text:p>
        </text:list-item>
      </text:list>
      <text:p text:style-name="P18"/>
      <text:p text:style-name="P8"><text:span text:style-name="T6"><text:tab/>P</text:span><text:span text:style-name="T4">ara cada cliente k, é possível então simular seu tempo de entrada relativo ao do cliente anterior e o tempo do seu atendimento.</text:span></text:p>
      <text:p text:style-name="P19"/>
      <text:p text:style-name="P9"><text:span text:style-name="T4"><text:tab/>Considerando W a variável aleatória tal que W</text:span><text:span text:style-name="T13">k </text:span><text:span text:style-name="T4">é o tempo de espera do k-ésimo cliente a entrar na estação de serviço.</text:span></text:p>
      <text:p text:style-name="P20"/>
      <text:p text:style-name="P7"><text:span text:style-name="T4"><text:tab/>O tempo de espera do k-ésimo cliente a entrar na fila </text:span><text:span text:style-name="T8">é o </text:span><text:span text:style-name="T9">somatório de todos os clientes que ainda estão na fila</text:span><text:span text:style-name="T8">. </text:span><text:span text:style-name="T9">Seja j o número de clientes já atendidos</text:span><text:span text:style-name="T8">, </text:span><text:span text:style-name="T5">W</text:span><text:span text:style-name="T14">k</text:span><text:span text:style-name="T5"> = </text:span><text:span text:style-name="T21">Σ( i = </text:span><text:span text:style-name="T22">k – j </text:span><text:span text:style-name="T23">+</text:span><text:span text:style-name="T22"> </text:span><text:span text:style-name="T23">1</text:span><text:span text:style-name="T21"> até k) </text:span><text:span text:style-name="T22">Y</text:span><text:span text:style-name="T17">i</text:span><text:span text:style-name="T22"> </text:span><text:span text:style-name="T23">+ T</text:span><text:span text:style-name="T18">k-j</text:span><text:span text:style-name="T23">, onde T</text:span><text:span text:style-name="T18">k-j</text:span><text:span text:style-name="T23"> é o tempo que falta para o cliente atualmente no topo da fila terminar seu atendimento. Ou seja, T</text:span><text:span text:style-name="T18">k-j</text:span><text:span text:style-name="T23"> = horaDeChegada</text:span><text:span text:style-name="T18">k-j</text:span><text:span text:style-name="T23"> + </text:span><text:span text:style-name="T24">W</text:span><text:span text:style-name="T19">k-j</text:span><text:span text:style-name="T24"> +</text:span><text:span text:style-name="T23"> Y</text:span><text:span text:style-name="T18">k-j</text:span><text:span text:style-name="T23"> - horaAtual </text:span></text:p>
      <text:p text:style-name="P27"/>
      <text:p text:style-name="P28"><text:tab/>Para o cálculo, a cada novo cliente que entra na estação de serviço, é necessário calcular a hora de entrada, seu tempo de espera e seu tempo de atendimento e para isso utilizamos uma struct.</text:p>
      <text:p text:style-name="P28"/>
      <text:p text:style-name="P29"><text:tab/>O resultado encontrado pode ser observado no Anexo I</text:p>
      <text:p text:style-name="P28"/>
      <text:p text:style-name="P29">Conclusão</text:p>
      <text:p text:style-name="P29"/>
      <text:p text:style-name="P29">No resultado obtido foi possível perceber que o tempo de espera da maioria dos clientes era zero ou um valor bem próximo do mesmo, o que pode ser explicado pelo fato de que o valor esperado do tempo entre a chegada de dois clientes consecutivos (10 minutos) ser maior do que o tempo de atendimento dos mesmos (5 minutos). </text:p>
      <text:p text:style-name="P29"/>
      <text:p text:style-name="P25"><text:soft-page-break/><text:span text:style-name="T20"><text:tab/></text:span><text:span text:style-name="T31">O tempo médio de espera</text:span><text:span text:style-name="T30"> </text:span><text:span text:style-name="T20">obtid</text:span><text:span text:style-name="T31">o</text:span><text:span text:style-name="T20"> foi </text:span><text:span text:style-name="T27">1.46171 </text:span><text:span text:style-name="T28">= </text:span><text:span text:style-name="T31">Sw </text:span><text:span text:style-name="T20">/ n, onde Sw → </text:span><text:span text:style-name="T31">é a</text:span><text:span text:style-name="T20"> soma W</text:span><text:span text:style-name="T16">k</text:span><text:span text:style-name="T20">, k = 0,1,2,…,n e n </text:span><text:span text:style-name="T29">= 43</text:span><text:span text:style-name="T20"> é o número de clientes atendidos no dia.</text:span></text:p>
      <text:p text:style-name="P29"><text:tab/>Além disso, a quantidade de clientes obtida foi bem próxima do valor esperado calculado na questão B.</text:p>
      <text:p text:style-name="P15"/>
      <text:p text:style-name="P30">Letra B:</text:p>
      <text:p text:style-name="P28"/>
      <text:p text:style-name="P30">Para resolver este problema é necessário identificar o modelo que qualifica a variável aleatória Z, cujo valor representa o número de pessoas que entram na estação em um dia de trabalho no intervalo de 9 às 17 horas.</text:p>
      <text:p text:style-name="P5"/>
      <text:p text:style-name="P5"><text:tab/>Como X, o tempo entre dois eventos <text:span text:style-name="T32">consecutivos</text:span>, é identicamente distribuído, independente e <text:span text:style-name="T32">com densidade especificada pelo</text:span> modelo exponencial <text:span text:style-name="T32">de</text:span> parâmetro 1/10, então, <text:span text:style-name="T32">X representa</text:span> o tempo entre dois eventos <text:span text:style-name="T32">consecutivos</text:span> de alguma variável aleatória Z do modelo de Poisson(1/10 * t).</text:p>
      <text:p text:style-name="P5"/>
      <text:p text:style-name="P5"><text:tab/>Sendo Z o número de clientes que entraram na <text:span text:style-name="T15">estação de serviço</text:span> no intervalo de tempo [0, t]: </text:p>
      <text:p text:style-name="P5"/>
      <text:p text:style-name="P5"><text:tab/>P(Z) = e<text:span text:style-name="T2">-t/10</text:span><text:span text:style-name="T4">(t/10)</text:span><text:span text:style-name="T2">x</text:span><text:span text:style-name="T4"> / x!</text:span></text:p>
      <text:p text:style-name="P17"/>
      <text:p text:style-name="P17"><text:tab/>t = 9 horas – 17 horas = 480 minutos</text:p>
      <text:p text:style-name="P31"/>
      <text:p text:style-name="P11"><text:span text:style-name="T4"><text:tab/>O número esperado de clientes na estação de serviço em um dia de trabalho é a esperança de Z, </text:span><text:span text:style-name="T11">E[Z] = t/10</text:span><text:span text:style-name="T25"> = 48</text:span><text:span text:style-name="T20">0/10 = 48</text:span><text:span text:style-name="T25"> → em um intervalo de 480 minutos </text:span><text:span text:style-name="T20">(8 horas),</text:span><text:span text:style-name="T25"> 48 pessoas entram na </text:span><text:span text:style-name="T26">estação de serviço</text:span><text:span text:style-name="T25"> em média. Após os 480 minutos, ninguém mais pode entrar.</text:span></text:p>
      <text:p text:style-name="P30"/>
      <text:p text:style-name="P11"><text:span text:style-name="T20"><text:tab/>O </text:span><text:span text:style-name="T4">desvio padrão do número de cliente é a variância de Z, </text:span><text:span text:style-name="T11">Var(Z) = </text:span><text:span text:style-name="T4">480</text:span><text:span text:style-name="T11">/10 </text:span><text:span text:style-name="T4">= 48.</text:span></text:p>
      <text:p text:style-name="P22"/>
      <text:p text:style-name="P14"/>
      <text:p text:style-name="P1">Letra C:</text:p>
      <text:p text:style-name="P1"/>
      <text:p text:style-name="P37">A amostra aleatória é o conjunto de variáveis aleatórias referentes ao tempo <text:span text:style-name="T35">médio </text:span>de espera d<text:span text:style-name="T35">os</text:span> cliente<text:span text:style-name="T35">s</text:span> na estação de serviço. <text:span text:style-name="T36">Baseado nessa amostra, o intervalo de confiança de 90% do tempo médio de espera na fila de um cliente em um dia nessa estação terá a fórmula abaixo especificada:</text:span></text:p>
      <text:p text:style-name="P38"><text:tab/>IC(m, 0.9) = <text:span text:style-name="T37">X</text:span><text:span text:style-name="T39"> +/- z(0.9) * t / sqrt(n)</text:span></text:p>
      <text:p text:style-name="P38"><text:span text:style-name="T39"><text:tab/>Sendo X a média amostral (Sn / n), n </text:span><text:span text:style-name="T40">a quantidade de amostras cujo valor nesse caso é 100, z a função de distribuição da N(0,1) cujo valor pode ser encontrado na tabela da função </text:span><text:span text:style-name="T41">normal padrão (0.3159)</text:span><text:span text:style-name="T40"> e t é o desvio padrão da média.</text:span></text:p>
      <text:p text:style-name="P38"><text:soft-page-break/><text:span text:style-name="T40"><text:tab/>No nosso caso, o desvio padrão é desconhecido, mas como n &gt; 30, o mesmo pode ser substituído por t = sqrt( 1/ (n+1) * </text:span><text:span text:style-name="T43">Σ</text:span><text:span text:style-name="T40">(Xi - </text:span><text:span text:style-name="T38">X</text:span><text:span text:style-name="T40">)</text:span><text:span text:style-name="T3">2</text:span><text:span text:style-name="T40"> ).</text:span></text:p>
      <text:p text:style-name="P38"><text:span text:style-name="T40"><text:tab/>O valor obtido foi: </text:span><text:span text:style-name="T42">[2.42801, 2.44766] como intervalo de confiança de 90%.</text:span></text:p>
      <text:p text:style-name="P39"><draw:frame draw:style-name="fr1" draw:name="Figura1" text:anchor-type="paragraph" svg:width="17cm" svg:height="1.101cm" draw:z-index="0"><draw:image xlink:href="Pictures/100000000000032200000034E03D025FBDEDF2F0.png" xlink:type="simple" xlink:show="embed" xlink:actuate="onLoad" loext:mime-type="image/x-vclgraphic"/></draw:frame></text:p>
      <text:p text:style-name="P36"/>
      <text:p text:style-name="P40">Letra <text:span text:style-name="T44">D</text:span>:</text:p>
      <text:p text:style-name="P40"/>
      <text:p text:style-name="P41">Tendo em vista o resultado obtido, esperamos que </text:p>
      <text:p text:style-name="P35">ANEXO I</text:p>
      <text:p text:style-name="P32"/>
      <text:p text:style-name="P13">cliente0</text:p>
      <text:p text:style-name="P13">Hora de chegada: 21.3021</text:p>
      <text:p text:style-name="P13">Tempo de Espera: 0</text:p>
      <text:p text:style-name="P13">Tempo de Atendimento: 2.68792</text:p>
      <text:p text:style-name="P13"/>
      <text:p text:style-name="P13">cliente1</text:p>
      <text:p text:style-name="P13">Hora de chegada: 25.5568</text:p>
      <text:p text:style-name="P13">Tempo de Espera: 0</text:p>
      <text:p text:style-name="P13">Tempo de Atendimento: 9.53535</text:p>
      <text:p text:style-name="P13"/>
      <text:p text:style-name="P13">cliente2</text:p>
      <text:p text:style-name="P13">Hora de chegada: 57.8451</text:p>
      <text:p text:style-name="P13">Tempo de Espera: 0</text:p>
      <text:p text:style-name="P13">Tempo de Atendimento: 1.7622</text:p>
      <text:p text:style-name="P13"/>
      <text:p text:style-name="P13">cliente3</text:p>
      <text:p text:style-name="P13">Hora de chegada: 64.1064</text:p>
      <text:p text:style-name="P13">Tempo de Espera: 0</text:p>
      <text:p text:style-name="P13">Tempo de Atendimento: 7.85299</text:p>
      <text:p text:style-name="P13"/>
      <text:p text:style-name="P13">cliente4</text:p>
      <text:p text:style-name="P13">Hora de chegada: 110.258</text:p>
      <text:p text:style-name="P13">Tempo de Espera: 0</text:p>
      <text:p text:style-name="P13">Tempo de Atendimento: 5.59306</text:p>
      <text:p text:style-name="P13"/>
      <text:p text:style-name="P13">cliente5</text:p>
      <text:p text:style-name="P13">Hora de chegada: 118.342</text:p>
      <text:p text:style-name="P13">Tempo de Espera: 0</text:p>
      <text:p text:style-name="P13">Tempo de Atendimento: 5.90567</text:p>
      <text:p text:style-name="P13"/>
      <text:p text:style-name="P13">cliente6</text:p>
      <text:p text:style-name="P13">Hora de chegada: 121.727</text:p>
      <text:p text:style-name="P13">Tempo de Espera: 2.52112</text:p>
      <text:p text:style-name="P13">Tempo de Atendimento: 1.35658</text:p>
      <text:p text:style-name="P13"/>
      <text:p text:style-name="P13">cliente7</text:p>
      <text:p text:style-name="P13">Hora de chegada: 130.989</text:p>
      <text:p text:style-name="P13">Tempo de Espera: 0</text:p>
      <text:p text:style-name="P13">Tempo de Atendimento: 2.77339</text:p>
      <text:p text:style-name="P13"/>
      <text:p text:style-name="P13">cliente8</text:p>
      <text:p text:style-name="P13">Hora de chegada: 132.254</text:p>
      <text:p text:style-name="P13">Tempo de Espera: 1.50855</text:p>
      <text:p text:style-name="P13">Tempo de Atendimento: 0.632421</text:p>
      <text:p text:style-name="P13"/>
      <text:p text:style-name="P13"><text:soft-page-break/>cliente9</text:p>
      <text:p text:style-name="P13">Hora de chegada: 135.92</text:p>
      <text:p text:style-name="P13">Tempo de Espera: 0</text:p>
      <text:p text:style-name="P13">Tempo de Atendimento: 19.6099</text:p>
      <text:p text:style-name="P13"/>
      <text:p text:style-name="P13">cliente10</text:p>
      <text:p text:style-name="P13">Hora de chegada: 159.046</text:p>
      <text:p text:style-name="P13">Tempo de Espera: 0</text:p>
      <text:p text:style-name="P13">Tempo de Atendimento: 8.62374</text:p>
      <text:p text:style-name="P13"/>
      <text:p text:style-name="P13">cliente11</text:p>
      <text:p text:style-name="P13">Hora de chegada: 159.979</text:p>
      <text:p text:style-name="P13">Tempo de Espera: 7.69042</text:p>
      <text:p text:style-name="P13">Tempo de Atendimento: 3.41647</text:p>
      <text:p text:style-name="P13"/>
      <text:p text:style-name="P13">cliente12</text:p>
      <text:p text:style-name="P13">Hora de chegada: 161.132</text:p>
      <text:p text:style-name="P13">Tempo de Espera: 9.95379</text:p>
      <text:p text:style-name="P13">Tempo de Atendimento: 0.632421</text:p>
      <text:p text:style-name="P13"/>
      <text:p text:style-name="P13">cliente13</text:p>
      <text:p text:style-name="P13">Hora de chegada: 164.656</text:p>
      <text:p text:style-name="P13">Tempo de Espera: 7.0618</text:p>
      <text:p text:style-name="P13">Tempo de Atendimento: 0.202048</text:p>
      <text:p text:style-name="P13"/>
      <text:p text:style-name="P13">cliente14</text:p>
      <text:p text:style-name="P13">Hora de chegada: 174.172</text:p>
      <text:p text:style-name="P13">Tempo de Espera: 0</text:p>
      <text:p text:style-name="P13">Tempo de Atendimento: 0.202048</text:p>
      <text:p text:style-name="P13"/>
      <text:p text:style-name="P13">cliente15</text:p>
      <text:p text:style-name="P13">Hora de chegada: 202.406</text:p>
      <text:p text:style-name="P13">Tempo de Espera: 0</text:p>
      <text:p text:style-name="P13">Tempo de Atendimento: 19.6099</text:p>
      <text:p text:style-name="P13"/>
      <text:p text:style-name="P13">cliente16</text:p>
      <text:p text:style-name="P13">Hora de chegada: 229.098</text:p>
      <text:p text:style-name="P13">Tempo de Espera: 0</text:p>
      <text:p text:style-name="P13">Tempo de Atendimento: 1.7622</text:p>
      <text:p text:style-name="P13"/>
      <text:p text:style-name="P13">cliente17</text:p>
      <text:p text:style-name="P13">Hora de chegada: 247.523</text:p>
      <text:p text:style-name="P13">Tempo de Espera: 0</text:p>
      <text:p text:style-name="P13">Tempo de Atendimento: 2.35993</text:p>
      <text:p text:style-name="P13"/>
      <text:p text:style-name="P13">cliente18</text:p>
      <text:p text:style-name="P13"><text:soft-page-break/>Hora de chegada: 248.241</text:p>
      <text:p text:style-name="P13">Tempo de Espera: 1.64167</text:p>
      <text:p text:style-name="P13">Tempo de Atendimento: 7.85299</text:p>
      <text:p text:style-name="P13"/>
      <text:p text:style-name="P13">cliente19</text:p>
      <text:p text:style-name="P13">Hora de chegada: 250.204</text:p>
      <text:p text:style-name="P13">Tempo de Espera: 7.53186</text:p>
      <text:p text:style-name="P13">Tempo de Atendimento: 0.359129</text:p>
      <text:p text:style-name="P13"/>
      <text:p text:style-name="P13">cliente20</text:p>
      <text:p text:style-name="P13">Hora de chegada: 256.652</text:p>
      <text:p text:style-name="P13">Tempo de Espera: 1.44271</text:p>
      <text:p text:style-name="P13">Tempo de Atendimento: 1.22836</text:p>
      <text:p text:style-name="P13"/>
      <text:p text:style-name="P13">cliente21</text:p>
      <text:p text:style-name="P13">Hora de chegada: 259.496</text:p>
      <text:p text:style-name="P13">Tempo de Espera: 0</text:p>
      <text:p text:style-name="P13">Tempo de Atendimento: 7.18533</text:p>
      <text:p text:style-name="P13"/>
      <text:p text:style-name="P13">cliente22</text:p>
      <text:p text:style-name="P13">Hora de chegada: 265.574</text:p>
      <text:p text:style-name="P13">Tempo de Espera: 1.10746</text:p>
      <text:p text:style-name="P13">Tempo de Atendimento: 9.21266</text:p>
      <text:p text:style-name="P13"/>
      <text:p text:style-name="P13">cliente23</text:p>
      <text:p text:style-name="P13">Hora de chegada: 276.76</text:p>
      <text:p text:style-name="P13">Tempo de Espera: 0</text:p>
      <text:p text:style-name="P13">Tempo de Atendimento: 4.2696</text:p>
      <text:p text:style-name="P13"/>
      <text:p text:style-name="P13">cliente24</text:p>
      <text:p text:style-name="P13">Hora de chegada: 282.658</text:p>
      <text:p text:style-name="P13">Tempo de Espera: 0</text:p>
      <text:p text:style-name="P13">Tempo de Atendimento: 3.03894</text:p>
      <text:p text:style-name="P13"/>
      <text:p text:style-name="P13">cliente25</text:p>
      <text:p text:style-name="P13">Hora de chegada: 283.166</text:p>
      <text:p text:style-name="P13">Tempo de Espera: 2.53121</text:p>
      <text:p text:style-name="P13">Tempo de Atendimento: 8.62374</text:p>
      <text:p text:style-name="P13"/>
      <text:p text:style-name="P13">cliente26</text:p>
      <text:p text:style-name="P13">Hora de chegada: 286.55</text:p>
      <text:p text:style-name="P13">Tempo de Espera: 7.77041</text:p>
      <text:p text:style-name="P13">Tempo de Atendimento: 4.75779</text:p>
      <text:p text:style-name="P13"/>
      <text:p text:style-name="P13">cliente27</text:p>
      <text:p text:style-name="P13">Hora de chegada: 302.744</text:p>
      <text:p text:style-name="P13"><text:soft-page-break/>Tempo de Espera: 0</text:p>
      <text:p text:style-name="P13">Tempo de Atendimento: 2.52123</text:p>
      <text:p text:style-name="P13"/>
      <text:p text:style-name="P13">cliente28</text:p>
      <text:p text:style-name="P13">Hora de chegada: 315.937</text:p>
      <text:p text:style-name="P13">Tempo de Espera: 0</text:p>
      <text:p text:style-name="P13">Tempo de Atendimento: 0.576554</text:p>
      <text:p text:style-name="P13"/>
      <text:p text:style-name="P13">cliente29</text:p>
      <text:p text:style-name="P13">Hora de chegada: 340.116</text:p>
      <text:p text:style-name="P13">Tempo de Espera: 0</text:p>
      <text:p text:style-name="P13">Tempo de Atendimento: 8.90954</text:p>
      <text:p text:style-name="P13"/>
      <text:p text:style-name="P13">cliente30</text:p>
      <text:p text:style-name="P13">Hora de chegada: 349.891</text:p>
      <text:p text:style-name="P13">Tempo de Espera: 0</text:p>
      <text:p text:style-name="P13">Tempo de Atendimento: 9.88032</text:p>
      <text:p text:style-name="P13"/>
      <text:p text:style-name="P13">cliente31</text:p>
      <text:p text:style-name="P13">Hora de chegada: 353.416</text:p>
      <text:p text:style-name="P13">Tempo de Espera: 6.35591</text:p>
      <text:p text:style-name="P13">Tempo de Atendimento: 4.04229</text:p>
      <text:p text:style-name="P13"/>
      <text:p text:style-name="P13">cliente32</text:p>
      <text:p text:style-name="P13">Hora de chegada: 363.458</text:p>
      <text:p text:style-name="P13">Tempo de Espera: 0.356174</text:p>
      <text:p text:style-name="P13">Tempo de Atendimento: 0.803866</text:p>
      <text:p text:style-name="P13"/>
      <text:p text:style-name="P13">cliente33</text:p>
      <text:p text:style-name="P13">Hora de chegada: 390.15</text:p>
      <text:p text:style-name="P13">Tempo de Espera: 0</text:p>
      <text:p text:style-name="P13">Tempo de Atendimento: 6.06962</text:p>
      <text:p text:style-name="P13"/>
      <text:p text:style-name="P13">cliente34</text:p>
      <text:p text:style-name="P13">Hora de chegada: 395.526</text:p>
      <text:p text:style-name="P13">Tempo de Espera: 0.693785</text:p>
      <text:p text:style-name="P13">Tempo de Atendimento: 4.50774</text:p>
      <text:p text:style-name="P13"/>
      <text:p text:style-name="P13">cliente35</text:p>
      <text:p text:style-name="P13">Hora de chegada: 398.502</text:p>
      <text:p text:style-name="P13">Tempo de Espera: 2.2252</text:p>
      <text:p text:style-name="P13">Tempo de Atendimento: 2.35993</text:p>
      <text:p text:style-name="P13"/>
      <text:p text:style-name="P13">cliente36</text:p>
      <text:p text:style-name="P13">Hora de chegada: 415.209</text:p>
      <text:p text:style-name="P13">Tempo de Espera: 0</text:p>
      <text:p text:style-name="P13"><text:soft-page-break/>Tempo de Atendimento: 3.51549</text:p>
      <text:p text:style-name="P13"/>
      <text:p text:style-name="P13">cliente37</text:p>
      <text:p text:style-name="P13">Hora de chegada: 416.701</text:p>
      <text:p text:style-name="P13">Tempo de Espera: 2.02336</text:p>
      <text:p text:style-name="P13">Tempo de Atendimento: 6.78512</text:p>
      <text:p text:style-name="P13"/>
      <text:p text:style-name="P13">cliente38</text:p>
      <text:p text:style-name="P13">Hora de chegada: 434.52</text:p>
      <text:p text:style-name="P13">Tempo de Espera: 0</text:p>
      <text:p text:style-name="P13">Tempo de Atendimento: 1.7622</text:p>
      <text:p text:style-name="P13"/>
      <text:p text:style-name="P13">cliente39</text:p>
      <text:p text:style-name="P13">Hora de chegada: 438.476</text:p>
      <text:p text:style-name="P13">Tempo de Espera: 0</text:p>
      <text:p text:style-name="P13">Tempo de Atendimento: 6.98122</text:p>
      <text:p text:style-name="P13"/>
      <text:p text:style-name="P13">cliente40</text:p>
      <text:p text:style-name="P13">Hora de chegada: 452.439</text:p>
      <text:p text:style-name="P13">Tempo de Espera: 0</text:p>
      <text:p text:style-name="P13">Tempo de Atendimento: 9.21266</text:p>
      <text:p text:style-name="P13"/>
      <text:p text:style-name="P13">cliente41</text:p>
      <text:p text:style-name="P13">Hora de chegada: 461.213</text:p>
      <text:p text:style-name="P13">Tempo de Espera: 0.43815</text:p>
      <text:p text:style-name="P13">Tempo de Atendimento: 0.253862</text:p>
      <text:p text:style-name="P13"/>
      <text:p text:style-name="P13">cliente42</text:p>
      <text:p text:style-name="P13">Hora de chegada: 467.474</text:p>
      <text:p text:style-name="P13">Tempo de Espera: 0</text:p>
      <text:p text:style-name="P13">Tempo de Atendimento: 2.52123</text:p>
      <text:p text:style-name="P13"/>
      <text:p text:style-name="P13">Quant: 43</text:p>
      <text:p text:style-name="P12"><text:span text:style-name="T33">M</text:span><text:span text:style-name="T34">é</text:span><text:span text:style-name="T33">dia: 1.46171</text:span></text:p>
      <text:p text:style-name="P1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6:24:24.321000000</meta:creation-date>
    <dc:date>2018-11-25T14:21:31.962000000</dc:date>
    <meta:editing-duration>PT1H2M8S</meta:editing-duration>
    <meta:editing-cycles>6</meta:editing-cycles>
    <meta:generator>LibreOffice/6.0.6.2$Windows_X86_64 LibreOffice_project/0c292870b25a325b5ed35f6b45599d2ea4458e77</meta:generator>
    <meta:document-statistic meta:table-count="0" meta:image-count="1" meta:object-count="0" meta:page-count="8" meta:paragraph-count="212" meta:word-count="1333" meta:character-count="7618" meta:non-whitespace-character-count="6473"/>
  </office:meta>
</office:document-meta>
</file>